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rsid="0002326b" officeooo:paragraph-rsid="0002326b"/>
    </style:style>
    <style:style style:name="P3" style:family="paragraph" style:parent-style-name="Standard">
      <style:text-properties style:font-name="Lucida Console" officeooo:paragraph-rsid="0002326b"/>
    </style:style>
    <style:style style:name="P4" style:family="paragraph" style:parent-style-name="Standard">
      <style:paragraph-properties fo:break-before="page"/>
      <style:text-properties style:font-name="Lucida Console"/>
    </style:style>
    <style:style style:name="T1" style:family="text">
      <style:text-properties officeooo:rsid="00008eb1"/>
    </style:style>
    <style:style style:name="T2" style:family="text">
      <style:text-properties officeooo:rsid="000232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: <text:s/>read(C)</text:p>
      <text:p text:style-name="P1"><text:tab/>if c == ';' then accept</text:p>
      <text:p text:style-name="P1"><text:tab/>else if c == ',' then accept</text:p>
      <text:p text:style-name="P1"><text:tab/>else if c == '=' then accept</text:p>
      <text:p text:style-name="P1"><text:tab/>else if c == 'b' then goto B</text:p>
      <text:p text:style-name="P1"><text:tab/>else if c == 'i' then goto</text:p>
      <text:p text:style-name="P1"><text:tab/>else if 'a' &lt;= c and c &lt;= 'z' then goto L</text:p>
      <text:p text:style-name="P1"><text:tab/>else if '0' &lt;= c and c &lt;= '9' then goto M</text:p>
      <text:p text:style-name="P1"><text:tab/><text:span text:style-name="T2">else if c == ‘.’ then goto N</text:span></text:p>
      <text:p text:style-name="P1"><text:tab/>else error</text:p>
      <text:p text:style-name="P1"><text:tab/></text:p>
      <text:p text:style-name="P1">B:<text:tab/>read(c)</text:p>
      <text:p text:style-name="P1"><text:tab/>if c =='e' then goto C</text:p>
      <text:p text:style-name="P1"><text:tab/>else if 'a' &lt;= c and c &lt;= 'z' then goto <text:span text:style-name="T1">L</text:span></text:p>
      <text:p text:style-name="P1"><text:tab/>else if c == $ then accept</text:p>
      <text:p text:style-name="P1"><text:tab/>else error</text:p>
      <text:p text:style-name="P1"><text:tab/></text:p>
      <text:p text:style-name="P1">C:<text:tab/>read(c)</text:p>
      <text:p text:style-name="P1"><text:tab/>if c =='g' then goto D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><text:tab/></text:p>
      <text:p text:style-name="P1">D: <text:s/>read(c)</text:p>
      <text:p text:style-name="P1"><text:tab/>if c =='g' then goto E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/>
      <text:p text:style-name="P1">E: <text:s/>read(c)</text:p>
      <text:p text:style-name="P1"><text:tab/>if c =='i' then goto F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><text:tab/></text:p>
      <text:p text:style-name="P1">F:<text:tab/>read(c)</text:p>
      <text:p text:style-name="P1"><text:tab/>if c =='i' then goto G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/>
      <text:p text:style-name="P1">G: <text:s/>read(c)</text:p>
      <text:p text:style-name="P1"><text:tab/>if c =='n' then goto H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/>
      <text:p text:style-name="P1">H: <text:s/>read(c)</text:p>
      <text:p text:style-name="P1"><text:tab/>if c == $ then accept BEGIN</text:p>
      <text:p text:style-name="P1"><text:tab/>else if 'a' &lt;= c and c &lt;= 'z' then goto L</text:p>
      <text:p text:style-name="P1"><text:tab/>else error</text:p>
      <text:p text:style-name="P1"/>
      <text:p text:style-name="P1"/>
      <text:p text:style-name="P4">I: <text:s/>read(c)</text:p>
      <text:p text:style-name="P1"><text:tab/>if c == 'n' then goto</text:p>
      <text:p text:style-name="P1"><text:tab/>else if c =='f' then accept</text:p>
      <text:p text:style-name="P1"><text:tab/>else if c == $ then accept</text:p>
      <text:p text:style-name="P1"><text:tab/>else if 'a' &lt;= c and c &lt;= 'z' then goto L</text:p>
      <text:p text:style-name="P1"><text:tab/>else error</text:p>
      <text:p text:style-name="P1"><text:tab/></text:p>
      <text:p text:style-name="P1">J: <text:s/>read(c)</text:p>
      <text:p text:style-name="P1"><text:tab/>if c =='t' then goto L</text:p>
      <text:p text:style-name="P1"><text:tab/>else if 'a' &lt;= c and c &lt;= 'z' then goto L</text:p>
      <text:p text:style-name="P1"><text:tab/>else if c == $ then accept</text:p>
      <text:p text:style-name="P1"><text:tab/>else error</text:p>
      <text:p text:style-name="P1"><text:tab/></text:p>
      <text:p text:style-name="P1">K: <text:s/>read(c)</text:p>
      <text:p text:style-name="P1"><text:tab/>if c == $ then accept </text:p>
      <text:p text:style-name="P1"><text:tab/>else if 'a' &lt;= c and c &lt;= 'z' then goto L</text:p>
      <text:p text:style-name="P1"><text:tab/>else error</text:p>
      <text:p text:style-name="P1"/>
      <text:p text:style-name="P1">L: <text:s/>read(c)</text:p>
      <text:p text:style-name="P1"><text:tab/>if 'a' &lt;= c and c &lt;= 'z' then goto L</text:p>
      <text:p text:style-name="P1"><text:tab/>else if c == $ then accept</text:p>
      <text:p text:style-name="P1"><text:tab/>else error</text:p>
      <text:p text:style-name="P1"><text:tab/></text:p>
      <text:p text:style-name="P1">M: <text:s/>read(c)</text:p>
      <text:p text:style-name="P1"><text:tab/>if '0' &lt;= c and c &lt;= '9' then goto M</text:p>
      <text:p text:style-name="P1"><text:tab/>else if c == '.' then goto <text:span text:style-name="T2">O</text:span></text:p>
      <text:p text:style-name="P1"><text:tab/>else if c == $ then accept</text:p>
      <text:p text:style-name="P1"><text:tab/>else error</text:p>
      <text:p text:style-name="P1"/>
      <text:p text:style-name="P1">N:<text:tab/>read(c)</text:p>
      <text:p text:style-name="P1"><text:tab/>if '0' &lt;= c and c &lt;= '9' then goto <text:span text:style-name="T2">O</text:span></text:p>
      <text:p text:style-name="P1"><text:tab/>else error</text:p>
      <text:p text:style-name="P2"/>
      <text:p text:style-name="P2">O:<text:tab/>read(c)</text:p>
      <text:p text:style-name="P2"><text:tab/>if '0' &lt;= c and c &lt;= '9' then goto O</text:p>
      <text:p text:style-name="P3"><text:tab/>else if c == $ then accept</text:p>
      <text:p text:style-name="P2"><text:tab/>else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50:37.586000000</meta:creation-date>
    <dc:date>2020-02-05T11:01:28.603000000</dc:date>
    <meta:editing-duration>PT13H20S</meta:editing-duration>
    <meta:editing-cycles>1</meta:editing-cycles>
    <meta:document-statistic meta:table-count="0" meta:image-count="0" meta:object-count="0" meta:page-count="2" meta:paragraph-count="82" meta:word-count="443" meta:character-count="1739" meta:non-whitespace-character-count="1293"/>
    <meta:generator>LibreOffice/6.1.4.2$Windows_X86_64 LibreOffice_project/9d0f32d1f0b509096fd65e0d4bec26ddd1938fd3</meta:generator>
  </office:meta>
</office:document-meta>
</file>